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Roboto Light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Roboto Light" fo:font-size="12pt" style:font-size-asian="12pt" style:font-size-complex="12pt"/>
    </style:style>
    <style:style style:name="P3" style:family="paragraph" style:parent-style-name="Standard"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4" style:family="paragraph" style:parent-style-name="Standard">
      <style:paragraph-properties style:text-autospace="none"/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5" style:family="paragraph" style:parent-style-name="Standard">
      <style:paragraph-properties style:text-autospace="none"/>
      <style:text-properties style:font-name="Roboto Light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style:text-autospace="none"/>
      <style:text-properties style:font-name="Roboto Light" fo:font-size="12pt" fo:font-weight="normal" style:font-name-asian="Helvetica" style:font-size-asian="12pt" style:font-weight-asian="normal" style:font-name-complex="Helvetica" style:font-size-complex="12pt" style:font-weight-complex="normal"/>
    </style:style>
    <style:style style:name="P7" style:family="paragraph" style:parent-style-name="Standard">
      <style:paragraph-properties style:text-autospace="none"/>
      <style:text-properties style:font-name="Roboto Light" fo:font-size="12pt" fo:font-weight="normal" fo:background-color="#ffff00" style:font-name-asian="Helvetica-Bold" style:font-size-asian="12pt" style:font-weight-asian="normal" style:font-name-complex="Helvetica-Bold" style:font-size-complex="12pt" style:font-weight-complex="normal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9" style:family="paragraph" style:parent-style-name="Standard">
      <style:paragraph-properties style:text-autospace="none"/>
      <style:text-properties style:font-name="Roboto Light" fo:font-size="12pt" style:font-name-asian="Helvetica" style:font-size-asian="12pt" style:font-name-complex="Helvetica" style:font-size-complex="12pt"/>
    </style:style>
    <style:style style:name="P10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12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P13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style:font-name-asian="Helvetica" style:font-size-asian="12pt" style:font-name-complex="Helvetica" style:font-size-complex="12pt"/>
    </style:style>
    <style:style style:name="P14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background-color="transparent" style:font-name-asian="Helvetica" style:font-size-asian="12pt" style:font-name-complex="Helvetica" style:font-size-complex="12pt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16" style:family="paragraph" style:parent-style-name="Standard">
      <style:paragraph-properties style:text-autospace="none"/>
      <style:text-properties style:font-name="Roboto Light" fo:font-size="12pt" style:text-underline-style="none" fo:background-color="transparent" style:font-name-asian="Helvetica" style:font-size-asian="12pt" style:font-name-complex="Helvetica" style:font-size-complex="12pt"/>
    </style:style>
    <style:style style:name="P17" style:family="paragraph" style:parent-style-name="Standard">
      <style:paragraph-properties style:text-autospace="none"/>
      <style:text-properties style:font-name="Roboto Light"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P18" style:family="paragraph" style:parent-style-name="Standard">
      <style:paragraph-properties style:text-autospace="none"/>
      <style:text-properties style:font-name="Roboto Light" fo:font-size="12pt" style:text-underline-style="none" fo:font-weight="normal" fo:background-color="#ffff00" style:font-name-asian="Helvetica-Bold" style:font-size-asian="12pt" style:font-weight-asian="normal" style:font-name-complex="Helvetica-Bold" style:font-size-complex="12pt" style:font-weight-complex="normal"/>
    </style:style>
    <style:style style:name="P19" style:family="paragraph" style:parent-style-name="Standard">
      <style:paragraph-properties style:text-autospace="none"/>
      <style:text-properties style:font-name="Roboto Light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P20" style:family="paragraph" style:parent-style-name="Standard">
      <style:paragraph-properties style:text-autospace="none"/>
      <style:text-properties style:font-name="Roboto Light" fo:font-weight="normal" style:font-weight-asian="normal" style:font-weight-complex="normal"/>
    </style:style>
    <style:style style:name="P21" style:family="paragraph" style:parent-style-name="Standard">
      <style:paragraph-properties style:text-autospace="none"/>
      <style:text-properties style:font-name="Roboto Light" style:text-underline-style="solid" style:text-underline-width="auto" style:text-underline-color="font-color" fo:font-weight="normal" style:font-weight-asian="normal" style:font-weight-complex="normal"/>
    </style:style>
    <style:style style:name="P22" style:family="paragraph" style:parent-style-name="Standard">
      <style:paragraph-properties fo:text-align="start" style:justify-single-word="false"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23" style:family="paragraph" style:parent-style-name="Standard">
      <style:paragraph-properties style:text-autospace="none"/>
      <style:text-properties style:font-name="Roboto Light" fo:font-size="10pt" style:font-name-asian="Helvetica" style:font-size-asian="10pt" style:font-name-complex="Helvetica" style:font-size-complex="10pt"/>
    </style:style>
    <style:style style:name="P24" style:family="paragraph" style:parent-style-name="Standard">
      <style:paragraph-properties style:text-autospace="none"/>
      <style:text-properties fo:color="#666666" style:font-name="Roboto Light" fo:font-size="12pt" fo:font-style="italic" style:text-underline-style="none" fo:font-weight="normal" fo:background-color="transparent" style:font-name-asian="Helvetica-Bold" style:font-size-asian="12pt" style:font-style-asian="italic" style:font-weight-asian="normal" style:font-name-complex="Helvetica-Bold" style:font-size-complex="12pt" style:font-style-complex="italic" style:font-weight-complex="normal"/>
    </style:style>
    <style:style style:name="P25" style:family="paragraph" style:parent-style-name="Footer">
      <style:paragraph-properties fo:text-align="end" style:justify-single-word="false"/>
      <style:text-properties style:font-name="Roboto Light"/>
    </style:style>
    <style:style style:name="P26" style:family="paragraph" style:parent-style-name="Standard" style:list-style-name="L1">
      <style:paragraph-properties style:text-autospace="none"/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27" style:family="paragraph" style:parent-style-name="Standard">
      <style:paragraph-properties style:text-autospace="none"/>
      <style:text-properties style:font-name="Roboto Light" fo:font-size="12pt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P28" style:family="paragraph" style:parent-style-name="Standard">
      <style:paragraph-properties style:text-autospace="none"/>
      <style:text-properties style:font-name="Roboto Light" fo:font-size="12pt" fo:background-color="transparent" style:font-name-asian="Helvetica" style:font-size-asian="12pt" style:font-name-complex="Helvetica" style:font-size-complex="12pt"/>
    </style:style>
    <style:style style:name="P29" style:family="paragraph" style:parent-style-name="Standard">
      <style:paragraph-properties fo:text-align="start" style:justify-single-word="false" style:text-autospace="none"/>
      <style:text-properties style:font-name="Roboto Light" fo:font-size="12pt" fo:background-color="transparent" style:font-name-asian="Helvetica" style:font-size-asian="12pt" style:font-name-complex="Helvetica" style:font-size-complex="12pt"/>
    </style:style>
    <style:style style:name="P30" style:family="paragraph" style:parent-style-name="Standard">
      <style:paragraph-properties style:text-autospace="none"/>
      <style:text-properties style:font-name="Roboto Light" fo:font-size="12pt" fo:background-color="#ffff00" style:font-name-asian="Helvetica" style:font-size-asian="12pt" style:font-name-complex="Helvetica" style:font-size-complex="12pt"/>
    </style:style>
    <style:style style:name="P31" style:family="paragraph" style:parent-style-name="Standard">
      <style:paragraph-properties style:text-autospace="none"/>
      <style:text-properties style:font-name="Roboto Light" fo:font-size="12pt" style:text-underline-style="solid" style:text-underline-width="auto" style:text-underline-color="font-color" fo:background-color="transparent" style:font-name-asian="Helvetica" style:font-size-asian="12pt" style:font-name-complex="Helvetica" style:font-size-complex="12pt"/>
    </style:style>
    <style:style style:name="P32" style:family="paragraph" style:parent-style-name="Standard">
      <style:paragraph-properties style:text-autospace="none"/>
      <style:text-properties style:font-name="Roboto Light"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P33" style:family="paragraph" style:parent-style-name="Standard">
      <style:paragraph-properties style:text-autospace="none"/>
      <style:text-properties style:font-name="Roboto Light" fo:font-weight="normal" style:font-weight-asian="normal" style:font-weight-complex="normal"/>
    </style:style>
    <style:style style:name="P34" style:family="paragraph" style:parent-style-name="Standard">
      <style:paragraph-properties style:text-autospace="none"/>
      <style:text-properties style:font-name="Roboto Light" fo:font-size="10pt" fo:background-color="transparent" style:font-name-asian="Helvetica" style:font-size-asian="10pt" style:font-name-complex="Helvetica" style:font-size-complex="10pt"/>
    </style:style>
    <style:style style:name="P35" style:family="paragraph" style:parent-style-name="Standard" style:list-style-name="L2">
      <style:paragraph-properties style:text-autospace="none"/>
      <style:text-properties style:font-name="Lato" fo:font-weight="normal" style:font-weight-asian="normal" style:font-weight-complex="normal"/>
    </style:style>
    <style:style style:name="T1" style:family="text">
      <style:text-properties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font-name-asian="Helvetica-Bold" style:font-size-asian="12pt" style:font-name-complex="Helvetica-Bold" style:font-size-complex="12pt"/>
    </style:style>
    <style:style style:name="T4" style:family="text">
      <style:text-properties fo:font-size="12pt" style:font-name-asian="Helvetica" style:font-size-asian="12pt" style:font-name-complex="Helvetica" style:font-size-complex="12pt"/>
    </style:style>
    <style:style style:name="T5" style:family="text">
      <style:text-properties fo:font-size="12pt" style:font-name-asian="MinionPro-Regular" style:font-size-asian="12pt" style:font-name-complex="MinionPro-Regular" style:font-size-complex="12pt"/>
    </style:style>
    <style:style style:name="T6" style:family="text">
      <style:text-properties fo:font-size="12pt" style:text-underline-style="none" fo:font-weight="normal" fo:background-color="transparent" style:font-name-asian="Helvetica-Bold" style:font-size-asian="12pt" style:font-weight-asian="normal" style:font-name-complex="Helvetica-Bold" style:font-size-complex="12pt" style:font-weight-complex="normal"/>
    </style:style>
    <style:style style:name="T7" style:family="text">
      <style:text-properties fo:font-size="12pt" style:text-underline-style="none" fo:font-weight="normal" style:font-name-asian="Helvetica-Bold" style:font-size-asian="12pt" style:font-weight-asian="normal" style:font-name-complex="Helvetica-Bold" style:font-size-complex="12pt" style:font-weight-complex="normal"/>
    </style:style>
    <style:style style:name="T8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9" style:family="text">
      <style:text-properties fo:font-weight="bold" style:font-name-asian="Helvetica-Bold" style:font-weight-asian="bold" style:font-name-complex="Helvetica-Bold" style:font-weight-complex="bold"/>
    </style:style>
    <style:style style:name="T10" style:family="text">
      <style:text-properties style:font-name-asian="Helvetica-Bold" style:font-name-complex="Helvetica-Bold"/>
    </style:style>
    <style:style style:name="T11" style:family="text">
      <style:text-properties fo:font-weight="normal" style:font-name-asian="Helvetica-Bold" style:font-weight-asian="normal" style:font-name-complex="Helvetica-Bold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-asian="Helvetica-Bold1" style:font-name-complex="Helvetica-Bold1"/>
    </style:style>
    <style:style style:name="T14" style:family="text">
      <style:text-properties style:text-underline-style="none" fo:font-weight="normal" fo:background-color="transparent" style:font-name-asian="Helvetica-Bold" style:font-weight-asian="normal" style:font-name-complex="Helvetica-Bold" style:font-weight-complex="normal"/>
    </style:style>
    <style:style style:name="T15" style:family="text">
      <style:text-properties style:text-underline-style="none" fo:font-weight="normal" fo:background-color="transparent" style:font-weight-asian="normal" style:font-weight-complex="normal"/>
    </style:style>
    <style:style style:name="T16" style:family="text">
      <style:text-properties style:text-underline-style="none" fo:font-weight="normal" style:font-name-asian="Helvetica-Bold" style:font-weight-asian="normal" style:font-name-complex="Helvetica-Bold" style:font-weight-complex="normal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fo:background-color="#ffff00" style:font-name-asian="Helvetica-Bold" style:font-weight-asian="normal" style:font-name-complex="Helvetica-Bold" style:font-weight-complex="normal"/>
    </style:style>
    <style:style style:name="T19" style:family="text">
      <style:text-properties style:text-underline-style="none" fo:font-weight="bold" style:font-name-asian="Helvetica-Bold" style:font-weight-asian="bold" style:font-name-complex="Helvetica-Bold" style:font-weight-complex="bold"/>
    </style:style>
    <style:style style:name="T20" style:family="text">
      <style:text-properties fo:color="#666666" style:font-name="Roboto Light" fo:font-size="12pt" fo:font-weight="bold" style:font-name-asian="Helvetica-Bold" style:font-size-asian="12pt" style:font-weight-asian="bold" style:font-name-complex="Helvetica-Bold" style:font-size-complex="12pt" style:font-weight-complex="bold"/>
    </style:style>
    <style:style style:name="T21" style:family="text">
      <style:text-properties fo:color="#666666" fo:font-style="italic" fo:font-weight="normal" style:font-name-asian="Helvetica-Bold" style:font-style-asian="italic" style:font-weight-asian="normal" style:font-name-complex="Helvetica-Bold" style:font-style-complex="italic" style:font-weight-complex="normal"/>
    </style:style>
    <style:style style:name="T22" style:family="text">
      <style:text-properties fo:color="#666666" fo:font-style="italic" style:font-style-asian="italic" style:font-style-complex="italic"/>
    </style:style>
    <style:style style:name="T23" style:family="text">
      <style:text-properties style:text-underline-style="solid" style:text-underline-width="auto" style:text-underline-color="font-color" fo:font-weight="bold" style:font-name-asian="Helvetica-Bold" style:font-weight-asian="bold" style:font-name-complex="Helvetica-Bold" style:font-weight-complex="bold"/>
    </style:style>
    <style:style style:name="T24" style:family="text">
      <style:text-properties style:text-underline-style="solid" style:text-underline-width="auto" style:text-underline-color="font-color" style:font-name-asian="Helvetica-Bold" style:font-name-complex="Helvetica-Bold"/>
    </style:style>
    <style:style style:name="T25" style:family="text">
      <style:text-properties fo:background-color="transparent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s document is to specify all the key questions that we should do to a client to have a nice base to start the project.</text:p>
      <text:p text:style-name="P2"/>
      <text:p text:style-name="P2">Everything between quotes is the final text to be included in the Client Form.</text:p>
      <text:p text:style-name="P2"/>
      <text:p text:style-name="P2">Intinial Description text:</text:p>
      <text:p text:style-name="P2"/>
      <text:p text:style-name="P3">"Please answer these questions to the best of your ability. If a question isn<text:span text:style-name="T13">ʼ</text:span>t relevant or</text:p>
      <text:p text:style-name="P5"><text:span text:style-name="T10">you don</text:span><text:span text:style-name="T13">ʼ</text:span><text:span text:style-name="T10">t know the answer just leave it blank and we can discuss if needed."</text:span></text:p>
      <text:p text:style-name="P4"/>
      <text:p text:style-name="P10"><text:span text:style-name="T9">Contact Form Section Title </text:span><text:span text:style-name="T10">- "Contact Information:"</text:span></text:p>
      <text:p text:style-name="P4"/>
      <text:list xml:id="list5821143119937009062" text:style-name="L1">
        <text:list-item>
          <text:p text:style-name="P26">"Your Name"</text:p>
        </text:list-item>
        <text:list-item>
          <text:p text:style-name="P26">"Company Name"</text:p>
        </text:list-item>
        <text:list-item>
          <text:p text:style-name="P26">"Phone Number"</text:p>
        </text:list-item>
        <text:list-item>
          <text:p text:style-name="P26">"Address"</text:p>
        </text:list-item>
        <text:list-item>
          <text:p text:style-name="P26">"Email"</text:p>
        </text:list-item>
      </text:list>
      <text:p text:style-name="P11"/>
      <text:p text:style-name="P21"><text:span text:style-name="T1">Contact Form Section Title</text:span><text:span text:style-name="T3"> - "General Information:"</text:span></text:p>
      <text:p text:style-name="P4"/>
      <text:p text:style-name="P20"><text:span text:style-name="T3">"</text:span><text:span text:style-name="T4">Who are the primary contacts from your organization for this project? Please list names, titles, email and phone numbers.</text:span><text:span text:style-name="T1">"</text:span></text:p>
      <text:p text:style-name="P19"/>
      <text:list xml:id="list4349476525034221845" text:style-name="L2">
        <text:list-item>
          <text:p text:style-name="P35"><text:span text:style-name="T20">i.e. Manuel Gonzalez, Creative Director, </text:span><text:a xlink:type="simple" xlink:href="mailto:manuel@radicalgraphics.com" text:style-name="Internet_20_link" text:visited-style-name="Visited_20_Internet_20_Link">manuel@radicalgraphics.com</text:a><text:span text:style-name="T20">, 0683803805.</text:span></text:p>
        </text:list-item>
      </text:list>
      <text:p text:style-name="P19"/>
      <text:p text:style-name="P6"><text:span text:style-name="T10">"</text:span>What is you intended launch date for the new site? Are there any outside considerations</text:p>
      <text:p text:style-name="P6">that might affect the schedule (for example, PR launch, trade show, annual report)?"</text:p>
      <text:p text:style-name="P6"/>
      <text:p text:style-name="P20"><text:span text:style-name="T3">"</text:span><text:span text:style-name="T4">Do you have a specific budget range already establishes for this project/ Can this project</text:span></text:p>
      <text:p text:style-name="P20"><text:span text:style-name="T4">be divided into phases to accommodate budget and timing restraints?</text:span><text:span text:style-name="T1">"</text:span></text:p>
      <text:p text:style-name="P19"/>
      <text:p text:style-name="P20"><text:span text:style-name="T3">"</text:span><text:span text:style-name="T4">What third party companies or agencies are you also working with on this project? will you be the hub for all the work?</text:span><text:span text:style-name="T1">"</text:span></text:p>
      <text:p text:style-name="P19"/>
      <text:p text:style-name="P6"><text:span text:style-name="T10">"</text:span>Current Website (if applicable):<text:span text:style-name="T9">"</text:span></text:p>
      <text:p text:style-name="P19"/>
      <text:p text:style-name="P6"><text:span text:style-name="T10">"</text:span>Current (or intended) website URL:<text:span text:style-name="T9">"</text:span></text:p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<text:span text:style-name="T23">Contact Form Section Title</text:span><text:span text:style-name="T24"> - "Bussines Objectives:"</text:span></text:p>
      <text:p text:style-name="P4"/>
      <text:p text:style-name="P6"><text:span text:style-name="T10">"</text:span>Please provide a concise statement about the goal or purpose of the website"</text:p>
      <text:p text:style-name="P6"/>
      <text:p text:style-name="P8">"Competitive positioning, how does your company differentiate itself from competitors?"</text:p>
      <text:p text:style-name="P8"/>
      <text:p text:style-name="P8">"Please list competitor URLs you find compelling and why."</text:p>
      <text:p text:style-name="P8"/>
      <text:p text:style-name="P8">"What areas of the current site are successful and why?"</text:p>
      <text:p text:style-name="P8"/>
      <text:p text:style-name="P8">"Do you feel your current site promotes a favorable user experience? If not, please list any</text:p>
      <text:p text:style-name="P8">shortcomings on the site or anything you would like changed."</text:p>
      <text:p text:style-name="P8"/>
      <text:p text:style-name="P8">"Have you conducted usability tests or gathered visitor feedback for your current site?</text:p>
      <text:p text:style-name="P9">Please include when and any reports or findings.<text:span text:style-name="T11">" </text:span><text:span text:style-name="T21">(an input file should be considered here)</text:span></text:p>
      <text:p text:style-name="P4"/>
      <text:p text:style-name="P11"/>
      <text:p text:style-name="P13"><text:span text:style-name="T9">Contact Form Section Title</text:span><text:span text:style-name="T11"> – "Look &amp; Feel:"</text:span></text:p>
      <text:p text:style-name="P4"/>
      <text:p text:style-name="P6"><text:span text:style-name="T10">"</text:span>Do you have a logo? Do you want a [new] logo?"</text:p>
      <text:p text:style-name="P6"/>
      <text:p text:style-name="P8">"How important is it to maintain your current look, feel, logo, and branding?"</text:p>
      <text:p text:style-name="P8"/>
      <text:p text:style-name="P8">"Does your company/organization have a tagline?"</text:p>
      <text:p text:style-name="P8"/>
      <text:p text:style-name="P28">"Would you like us to create a Brand StyleGuide?<text:span text:style-name="T11">"</text:span></text:p>
      <text:p text:style-name="P4"/>
      <text:p text:style-name="P9"><text:span text:style-name="T11">"</text:span><text:span text:style-name="T12">Do you have imagery or photos you want to provide?</text:span><text:span text:style-name="T11">"</text:span></text:p>
      <text:p text:style-name="P4"/>
      <text:p text:style-name="P9"><text:span text:style-name="T11">"</text:span><text:span text:style-name="T12">Describe visual elements or content that should be used from your current site or</text:span></text:p>
      <text:p text:style-name="P9">marketing materials (logo, color scheme, navigation, naming conventions, etc.).<text:span text:style-name="T11">"</text:span></text:p>
      <text:p text:style-name="P4"/>
      <text:p text:style-name="P9"><text:span text:style-name="T11">"</text:span><text:span text:style-name="T12">Use a few adjectives to describe how your site visitor should perceive the new site.</text:span></text:p>
      <text:p text:style-name="P8">(Examples include prestigious, friendly, corporate, fun, forward thinking, innovative, and</text:p>
      <text:p text:style-name="P9">cutting edge.)<text:span text:style-name="T11">"</text:span></text:p>
      <text:p text:style-name="P4"/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30"><text:span text:style-name="T11"/></text:p>
      <text:p text:style-name="P7"/>
      <text:p text:style-name="P7"/>
      <text:p text:style-name="P7"/>
      <text:p text:style-name="P14"><text:soft-page-break/><text:span text:style-name="T9">Contact Form Section Title</text:span><text:span text:style-name="T11"> – "Technology:"</text:span></text:p>
      <text:p text:style-name="P12"/>
      <text:p text:style-name="P16"><text:span text:style-name="T11">"</text:span><text:span text:style-name="T12">What is your target platform and browser? Whom can we talk to in your organization to</text:span></text:p>
      <text:p text:style-name="P9">help respond to technical issues?<text:span text:style-name="T14">"</text:span></text:p>
      <text:p text:style-name="P17"/>
      <text:p text:style-name="P9"><text:span text:style-name="T14">"</text:span><text:span text:style-name="T15">Will you need any of the following? Check all that apply.</text:span></text:p>
      <text:p text:style-name="P22"><text:span text:style-name="T5">☐ </text:span><text:span text:style-name="T2">Search Engine Optimization</text:span></text:p>
      <text:p text:style-name="P22"><text:span text:style-name="T5">☐ </text:span><text:span text:style-name="T2">Registration (log-in / membership)</text:span></text:p>
      <text:p text:style-name="P22"><text:span text:style-name="T5">☐ </text:span><text:span text:style-name="T2">Survey/Voting Tools</text:span></text:p>
      <text:p text:style-name="P22"><text:span text:style-name="T5">☐ </text:span><text:span text:style-name="T2">Mobile / Tablet Optimized</text:span></text:p>
      <text:p text:style-name="P22"><text:span text:style-name="T5">☐ </text:span><text:span text:style-name="T2">Newsletter Distribution</text:span></text:p>
      <text:p text:style-name="P22"><text:span text:style-name="T5">☐ </text:span><text:span text:style-name="T2">Hardened Web Security</text:span></text:p>
      <text:p text:style-name="P22"><text:span text:style-name="T5">☐ </text:span><text:span text:style-name="T2">Photo Gallery</text:span></text:p>
      <text:p text:style-name="P23"><text:span text:style-name="T5">☐ </text:span><text:span text:style-name="T2">Web Traffic Analytics Tools</text:span><text:span text:style-name="T6">"</text:span></text:p>
      <text:p text:style-name="P17"/>
      <text:p text:style-name="P24">(We have to consider here a checkbox section)</text:p>
      <text:p text:style-name="P17"/>
      <text:p text:style-name="P17"/>
      <text:p text:style-name="P9"><text:span text:style-name="T14">"</text:span><text:span text:style-name="T15">Would you like us to import metadata from the old site? Doe the old site have a blog? If so,</text:span></text:p>
      <text:p text:style-name="P9">what blogging framework is being used?<text:span text:style-name="T14">"</text:span></text:p>
      <text:p text:style-name="P17"/>
      <text:p text:style-name="P9"><text:span text:style-name="T14">"</text:span><text:span text:style-name="T15">Does the site need to integrate with any pre-existing database? If so, what kind of</text:span></text:p>
      <text:p text:style-name="P8">database is currently being used? (FileMaker, Access, SQL Server, Oracle, etc.)</text:p>
      <text:p text:style-name="P9">Will you be using any scripts or code that have already been established?<text:span text:style-name="T14">"</text:span></text:p>
      <text:p text:style-name="P17"/>
      <text:p text:style-name="P9"><text:span text:style-name="T14">"</text:span><text:span text:style-name="T15">Do you have an in-house IT person who can maintain the site?</text:span><text:span text:style-name="T14">"</text:span></text:p>
      <text:p text:style-name="P17"/>
      <text:p text:style-name="P14"><text:span text:style-name="T19">Contact Form Section Title</text:span><text:span text:style-name="T16"> – "Content:"</text:span></text:p>
      <text:p text:style-name="P17"/>
      <text:p text:style-name="P9"><text:span text:style-name="T14">"</text:span><text:span text:style-name="T15">Do you have content for the site? If not, will you be creating content in-house or using an</text:span></text:p>
      <text:p text:style-name="P8">outside provider?"</text:p>
      <text:p text:style-name="P8"/>
      <text:p text:style-name="P8">"How will the content of this site differ from your current site? Do you already have a</text:p>
      <text:p text:style-name="P9">sitemap or outline for the proposed design?<text:span text:style-name="T14">"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><text:soft-page-break/><text:span text:style-name="T19">Contact Form Section Title</text:span><text:span text:style-name="T16"> – "Marketing <text:s/>/ Audience:"</text:span></text:p>
      <text:p text:style-name="P17"/>
      <text:p text:style-name="P14"><text:span text:style-name="T16">"</text:span><text:span text:style-name="T17">Describe a typical site visitor/ target audience: How often are they online, what do they use</text:span></text:p>
      <text:p text:style-name="P29">the web for? Include basic demographics: age, occupation, income level, purchasing</text:p>
      <text:p text:style-name="P29">habits. (Use as much detail as possible in profiling your target. Profile more than one type</text:p>
      <text:p text:style-name="P29">if appropriate.)"</text:p>
      <text:p text:style-name="P8"/>
      <text:p text:style-name="P8">"What is the primary “action” the site visitor should take when coming to your site (i.e. make</text:p>
      <text:p text:style-name="P9">a purchase, become a member, search for information)?<text:span text:style-name="T14">"</text:span></text:p>
      <text:p text:style-name="P17"/>
      <text:p text:style-name="P34"><text:span text:style-name="T7">"</text:span><text:span text:style-name="T8">What are some of the key reasons the target audience chooses your companyʼs products</text:span></text:p>
      <text:p text:style-name="P29">and/or services (cost, service, value)?"</text:p>
      <text:p text:style-name="P8"/>
      <text:p text:style-name="P8">"Do you have any Analytics software installed on the current site? Would</text:p>
      <text:p text:style-name="P8">you like support with analytics?"</text:p>
      <text:p text:style-name="P8"/>
      <text:p text:style-name="P29">"Will you need 301 redirects from an old site?"</text:p>
      <text:p text:style-name="P29"><text:span text:style-name="T18"/></text:p>
      <text:p text:style-name="P18"/>
      <text:p text:style-name="P14"><text:span text:style-name="T19">Contact Form Section Title</text:span><text:span text:style-name="T16"> – "e-commerce:"</text:span></text:p>
      <text:p text:style-name="P17"/>
      <text:p text:style-name="P14"><text:span text:style-name="T16">"</text:span><text:span text:style-name="T17">Describe what you will be selling (hard goods, services, downloadable product). Do</text:span></text:p>
      <text:p text:style-name="P8">products have particular features? (Please describe all options and configurations of size,</text:p>
      <text:p text:style-name="P8">color, strap, finish, etc.)"</text:p>
      <text:p text:style-name="P8"/>
      <text:p text:style-name="P8">"Do you want the ability for users to share products via social channels? What about “tell a</text:p>
      <text:p text:style-name="P8">friend”?"</text:p>
      <text:p text:style-name="P8"/>
      <text:p text:style-name="P8">"How many categories? How many products initial and how many products in a year?"</text:p>
      <text:p text:style-name="P8"/>
      <text:p text:style-name="P29">"Do you want to set up cross-selling, upselling on the product detail pages?"</text:p>
      <text:p text:style-name="P15"><text:a xlink:type="simple" xlink:href="http://en.wikipedia.org/wiki/Upselling" text:style-name="Internet_20_link" text:visited-style-name="Visited_20_Internet_20_Link"><text:span text:style-name="T25">http://en.wikipedia.org/wiki/Upselling</text:span></text:a></text:p>
      <text:p text:style-name="P8"/>
      <text:p text:style-name="P9">"Do you need particular search filters for searching the product catalog?<text:span text:style-name="T14">"</text:span></text:p>
      <text:p text:style-name="P17"/>
      <text:p text:style-name="P28"><text:span text:style-name="T16">"</text:span><text:span text:style-name="T17">Do you need to integrate with any ERP or 3PL? Would you want to import product data</text:span></text:p>
      <text:p text:style-name="P29">initially from a .csv file?"</text:p>
      <text:p text:style-name="P8"><text:span text:style-name="T22">(</text:span><text:a xlink:type="simple" xlink:href="http://en.wikipedia.org/wiki/Enterprise_resource_planning" text:style-name="Internet_20_link" text:visited-style-name="Visited_20_Internet_20_Link">http://en.wikipedia.org/wiki/Enterprise_resource_planning</text:a><text:span text:style-name="T22">)</text:span></text:p>
      <text:p text:style-name="P8"><text:span text:style-name="T22">(</text:span><text:a xlink:type="simple" xlink:href="http://en.wikipedia.org/wiki/Third-party_logistics" text:style-name="Internet_20_link" text:visited-style-name="Visited_20_Internet_20_Link">http://en.wikipedia.org/wiki/Third-party_logistics</text:a><text:span text:style-name="T22">)</text:span></text:p>
      <text:p text:style-name="P8"/>
      <text:p text:style-name="P8">"How will you be managing inventory?"</text:p>
      <text:p text:style-name="P8"/>
      <text:p text:style-name="P8">"Will you be generating coupon codes, discounts? Describe how youʼd like these to work."</text:p>
      <text:p text:style-name="P8"/>
      <text:p text:style-name="P8">"Will there be any particular shipping rules (free shipping over a certain cost, flat rate, table</text:p>
      <text:p text:style-name="P8">rates, etc.)"</text:p>
      <text:p text:style-name="P8"/>
      <text:p text:style-name="P8"><text:soft-page-break/>"What shippers will you be using?"</text:p>
      <text:p text:style-name="P8"/>
      <text:p text:style-name="P29">"Which payment gateways and services do you want to offer? (PayPal, Google Wallet, bank</text:p>
      <text:p text:style-name="P29">transfer, COD, check/ money order, zero total checkout)."</text:p>
      <text:p text:style-name="P8"/>
      <text:p text:style-name="P8">"Do you want to show translated versions of your store?"</text:p>
      <text:p text:style-name="P8"/>
      <text:p text:style-name="P8">"Do you want to allow customer reviews?"</text:p>
      <text:p text:style-name="P9"/>
      <text:p text:style-name="P9">"Do you want to enable customers to create and save wishlists?<text:span text:style-name="T14">"</text:span></text:p>
      <text:p text:style-name="P17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elvetica-Bold1" svg:font-family="Helvetica-Bold"/>
    <style:font-face style:name="MinionPro-Regular" svg:font-family="MinionPro-Regular"/>
    <style:font-face style:name="OpenSymbol" svg:font-family="OpenSymbol"/>
    <style:font-face style:name="Tahoma1" svg:font-family="Tahoma"/>
    <style:font-face style:name="Helvetica" svg:font-family="Helvetica" style:font-family-generic="swiss"/>
    <style:font-face style:name="Helvetica-Bold" svg:font-family="Helvetica-Bold" style:font-family-generic="swiss"/>
    <style:font-face style:name="Roboto Light" svg:font-family="'Roboto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ato" svg:font-family="Lato" style:font-adornments="Bold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text-align="start" style:justify-single-word="false"/>
      <style:text-properties style:font-name="Roboto Light" fo:font-size="16pt" fo:font-weight="bold" style:font-size-asian="16pt" style:font-weight-asian="bold" style:font-size-complex="16pt" style:font-weight-complex="bold"/>
    </style:style>
    <style:style style:name="MP2" style:family="paragraph" style:parent-style-name="Footer">
      <style:paragraph-properties fo:text-align="end" style:justify-single-word="false"/>
      <style:text-properties style:font-name="Roboto Ligh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title/>Radical Graphics – Client Questionnaire – v0.1.2</text:p>
      </style:header>
      <style:footer>
        <text:p text:style-name="MP2">Page: 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2M21S</meta:editing-duration>
    <meta:editing-cycles>10</meta:editing-cycles>
    <meta:generator>OpenOffice/4.1.0$Win32 OpenOffice.org_project/410m18$Build-9764</meta:generator>
    <dc:date>2014-10-29T16:44:46.24</dc:date>
    <meta:document-statistic meta:table-count="0" meta:image-count="0" meta:object-count="0" meta:page-count="5" meta:paragraph-count="103" meta:word-count="968" meta:character-count="6019"/>
    <meta:user-defined meta:name="Info 1"/>
    <meta:user-defined meta:name="Info 2"/>
    <meta:user-defined meta:name="Info 3"/>
    <meta:user-defined meta:name="Info 4"/>
  </office:meta>
</office:document-meta>
</file>